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2A000001F6634733ED3.wmf"/>
  <manifest:file-entry manifest:media-type="" manifest:full-path="Pictures/200000090000093F00000A55C9643BB3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Lohit Hindi" svg:font-family="'Lohit Hindi'" style:font-pitch="variable"/>
    <style:font-face style:name="Albany" svg:font-family="Albany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1" svg:font-family="'Lohit Hindi'" style:font-family-generic="system" style:font-pitch="variable"/>
    <style:font-face style:name="Nimbus Sans L" svg:font-family="'Nimbus Sans L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ijaya" svg:font-family="Vijay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language-asian="pt" style:country-asian="BR"/>
    </style:style>
    <style:style style:name="P2" style:family="paragraph" style:parent-style-name="Header">
      <style:paragraph-properties fo:text-align="center" style:justify-single-word="false"/>
      <style:text-properties fo:font-weight="bold" style:language-asian="pt" style:country-asian="BR" style:font-weight-asian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7pt" style:font-size-asian="7pt" style:font-name-complex="Vijaya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7pt" style:font-size-asian="7pt" style:font-name-complex="Vijaya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name-complex="Vijaya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text-properties style:font-name="Arial2" style:font-name-complex="Arial2"/>
    </style:style>
    <style:style style:name="P9" style:family="paragraph" style:parent-style-name="Standard">
      <style:paragraph-properties fo:text-align="center" style:justify-single-word="false"/>
      <style:text-properties style:font-name="Arial2" style:font-name-complex="Arial2"/>
    </style:style>
    <style:style style:name="P10" style:family="paragraph" style:parent-style-name="Standard">
      <style:text-properties style:font-name="Arial2" fo:font-weight="bold" style:font-weight-asian="bold" style:font-name-complex="Arial2"/>
    </style:style>
    <style:style style:name="P11" style:family="paragraph" style:parent-style-name="Standard">
      <style:paragraph-properties fo:text-align="center" style:justify-single-word="false"/>
      <style:text-properties style:font-name="Arial2" fo:font-weight="bold" style:font-weight-asian="bold" style:font-name-complex="Arial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>
        <style:tab-stops>
          <style:tab-stop style:position="17.007cm" style:type="right"/>
        </style:tab-stops>
      </style:paragraph-properties>
    </style:style>
    <style:style style:name="P14" style:family="paragraph" style:parent-style-name="Standard">
      <style:paragraph-properties fo:margin-left="1.249cm" fo:margin-right="0cm" fo:text-indent="0.751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 style:master-page-name="Standard">
      <style:paragraph-properties style:page-number="auto">
        <style:tab-stops>
          <style:tab-stop style:position="17.007cm" style:type="right"/>
        </style:tab-stops>
      </style:paragraph-properties>
    </style:style>
    <style:style style:name="P18" style:family="paragraph" style:parent-style-name="Standard" style:list-style-name="L1">
      <style:text-properties style:font-name="Arial1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1" fo:font-weight="normal" style:font-weight-asian="normal" style:font-name-complex="Arial2" style:font-weight-complex="normal"/>
    </style:style>
    <style:style style:name="P20" style:family="paragraph" style:parent-style-name="Standard">
      <style:text-properties style:font-name="Arial1" style:font-name-complex="Arial2"/>
    </style:style>
    <style:style style:name="T1" style:family="text">
      <style:text-properties style:font-name-asian="Albany" style:font-name-complex="Albany"/>
    </style:style>
    <style:style style:name="T2" style:family="text">
      <style:text-properties style:font-name="Arial2" fo:font-weight="bold" style:font-weight-asian="bold" style:font-name-complex="Arial2"/>
    </style:style>
    <style:style style:name="T3" style:family="text">
      <style:text-properties style:font-name="Arial2" fo:font-weight="bold" style:font-weight-asian="bold" style:font-name-complex="Arial2" style:font-weight-complex="bold"/>
    </style:style>
    <style:style style:name="T4" style:family="text">
      <style:text-properties style:font-name="Arial2" style:font-name-complex="Arial2"/>
    </style:style>
    <style:style style:name="T5" style:family="text">
      <style:text-properties style:font-name="Arial2" fo:font-weight="normal" style:font-weight-asian="normal" style:font-name-complex="Arial2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3"/>
      <text:p text:style-name="P13"/>
      <text:p text:style-name="P13"/>
      <text:p text:style-name="P11">D E C L A R A Ç Ã O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"><text:tab/><text:tab/></text:span><text:span text:style-name="T4">Declaramos para os devidos fins que </text:span><text:span text:style-name="T3">[§NOME§]</text:span><text:span text:style-name="T2"> </text:span><text:span text:style-name="T5">participou</text:span><text:span text:style-name="T2"> [§STATUS§] </text:span><text:span text:style-name="T5">da formação ministrada pela DRE de Planaltina no auditório do CED 01 nos dias 23, 24 e 25 de fevereiro, perfazendo um total de </text:span><text:span text:style-name="T3">[§TEMPO§]h</text:span><text:span text:style-name="T5">, </text:span><text:span text:style-name="T3">[§PERIODO§]</text:span><text:span text:style-name="T5">. A formação em questão tratou dos temas:</text:span></text:p>
      <text:p text:style-name="P16"/>
      <text:list xml:id="list1389608073" text:style-name="L1">
        <text:list-item>
          <text:p text:style-name="P18">Função social do Estado e da Escola</text:p>
        </text:list-item>
        <text:list-item>
          <text:p text:style-name="P18">Compreendendo a proposta de Educação Integral</text:p>
        </text:list-item>
        <text:list-item>
          <text:p text:style-name="P18"><text:span text:style-name="T1">O conflito e a organização do trabalho </text:span>pedagógico</text:p>
        </text:list-item>
        <text:list-item>
          <text:p text:style-name="P19">Portaria conjunta nº3, de 4 de maio de 2009</text:p>
        </text:list-item>
      </text:list>
      <text:p text:style-name="P20"/>
      <text:p text:style-name="P8"/>
      <text:p text:style-name="P8"/>
      <text:p text:style-name="P8"/>
      <text:p text:style-name="P8"/>
      <text:p text:style-name="P9">Planaltina, [§DATA§].</text:p>
      <text:p text:style-name="Standard"/>
      <text:p text:style-name="Standard"/>
      <text:p text:style-name="Standard"/>
      <text:p text:style-name="P15"/>
      <text:p text:style-name="P14"/>
      <text:p text:style-name="P6">Daniel Ferraz Tavares da Cruz</text:p>
      <text:p text:style-name="P4">Mat. 175.679-6</text:p>
      <text:p text:style-name="P5">Coordenador Intermediário da Educação Integra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Lohit Hindi" svg:font-family="'Lohit Hindi'" style:font-pitch="variable"/>
    <style:font-face style:name="Albany" svg:font-family="Albany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1" svg:font-family="'Lohit Hindi'" style:font-family-generic="system" style:font-pitch="variable"/>
    <style:font-face style:name="Nimbus Sans L" svg:font-family="'Nimbus Sans L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ijaya" svg:font-family="Vijay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Nimbus Sans L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imbus Sans L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size="11pt" style:font-size-asian="11pt" style:language-asian="en" style:country-asian="US" style:font-name-complex="Calibri1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size="11pt" style:font-size-asian="11pt" style:language-asian="en" style:country-asian="US" style:font-name-complex="Calibri1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language-asian="en" style:country-asian="US" style:font-name-complex="Calibri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lyt-techpoly_7e_LT_7e_Gliederung_20_1" style:display-name="lyt-techpoly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Objetos_20_do_20_plano_20_de_20_fundo" style:display-name="Objetos do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Marcas" style:family="paragraph">
      <style:paragraph-properties style:text-autospace="none"/>
      <style:text-properties style:font-name="OpenSymbol" style:font-name-asian="OpenSymbol" style:font-name-complex="OpenSymbol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stbody1" style:family="text" style:parent-style-name="Default_20_Paragraph_20_Font">
      <style:text-properties fo:font-size="12pt" style:font-size-asian="12pt" style:font-size-complex="12pt"/>
    </style:style>
    <style:style style:name="fb_5f_quote1" style:display-name="fb_quote1" style:family="text" style:parent-style-name="Default_20_Paragraph_20_Font">
      <style:text-properties style:font-name="Arial" fo:font-style="italic" style:font-style-asian="italic" style:font-name-complex="Arial3" style:font-style-complex="italic" text:display="true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language-asian="pt" style:country-asian="BR"/>
    </style:style>
    <style:style style:name="MP2" style:family="paragraph" style:parent-style-name="Header">
      <style:paragraph-properties fo:text-align="center" style:justify-single-word="false"/>
      <style:text-properties fo:font-weight="bold" style:language-asian="pt" style:country-asian="BR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4.713cm" svg:y="0.127cm" svg:width="2.163cm" svg:height="2.441cm" draw:z-index="1"><draw:image xlink:href="Pictures/20000009000022A000001F6634733ED3.wmf" xlink:type="simple" xlink:show="embed" xlink:actuate="onLoad"/></draw:frame><draw:frame draw:style-name="Mfr1" draw:name="1" text:anchor-type="char" svg:x="0.139cm" svg:y="0.335cm" svg:width="1.766cm" svg:height="1.986cm" draw:z-index="0"><draw:image xlink:href="Pictures/200000090000093F00000A55C9643BB3.wmf" xlink:type="simple" xlink:show="embed" xlink:actuate="onLoad"/></draw:frame></text:p>
        <text:p text:style-name="MP1">GOVERNO DO DISTRITO FEDERAL</text:p>
        <text:p text:style-name="MP1">SECRETARIA DE ESTADO DE EDUCAÇÃO DO DISTRITO FEDERAL</text:p>
        <text:p text:style-name="MP2">DIRETORIA REGIONAL DE ENSINO DE PLANALTINA</text:p>
        <text:p text:style-name="MP2">NÚCLEO PEDAGÓGICO</text:p>
        <text:p text:style-name="Header"/>
      </style:header>
      <style:footer>
        <text:p text:style-name="MP3">_______________________________________________________________________________________</text:p>
        <text:p text:style-name="MP3">Brasília - Patrimônio Cultural da Humanidade</text:p>
        <text:p text:style-name="MP3">E-mail:<text:a xlink:type="simple" xlink:href="mailto:%20ncp.planaltina@gmail.com"> ncp.planaltina@gmail.com</text:a></text:p>
        <text:p text:style-name="MP3">Telefone:3901 4472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6</meta:editing-cycles>
    <meta:creation-date>2011-03-21T15:16:10</meta:creation-date>
    <meta:editing-duration>PT22M44S</meta:editing-duration>
    <meta:generator>BrOffice/3.3$Linux LibreOffice_project/330m19$Build-8</meta:generator>
    <meta:initial-creator>Daniel Ferraz</meta:initial-creator>
    <dc:date>2011-03-22T14:52:12</dc:date>
    <dc:creator>Daniel Ferraz</dc:creator>
    <meta:document-statistic meta:table-count="0" meta:image-count="2" meta:object-count="0" meta:page-count="1" meta:paragraph-count="18" meta:word-count="131" meta:character-count="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